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3C00000034197F115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Finances" style:family="table">
      <style:table-properties style:width="86.78mm" table:align="left"/>
    </style:style>
    <style:style style:name="Finances.A" style:family="table-column">
      <style:table-column-properties style:column-width="36.25mm"/>
    </style:style>
    <style:style style:name="Finances.B" style:family="table-column">
      <style:table-column-properties style:column-width="25.14mm"/>
    </style:style>
    <style:style style:name="Finances.C" style:family="table-column">
      <style:table-column-properties style:column-width="25.4mm"/>
    </style:style>
    <style:style style:name="Finances.A1" style:family="table-cell">
      <style:table-cell-properties fo:padding="0.97mm" fo:border="none"/>
    </style:style>
    <style:style style:name="Finances.A2" style:family="table-cell">
      <style:table-cell-properties fo:padding="0.97mm" fo:border-left="0.02mm solid #000000" fo:border-right="none" fo:border-top="0.02mm solid #000000" fo:border-bottom="0.02mm solid #000000"/>
    </style:style>
    <style:style style:name="Finances.B2" style:family="table-cell" style:data-style-name="N0">
      <style:table-cell-properties fo:padding="0.97mm" fo:border-left="none" fo:border-right="none" fo:border-top="0.02mm solid #000000" fo:border-bottom="0.02mm solid #000000"/>
    </style:style>
    <style:style style:name="Finances.C2" style:family="table-cell" style:data-style-name="N107">
      <style:table-cell-properties fo:padding="0.97mm" fo:border-left="none" fo:border-right="0.02mm solid #000000" fo:border-top="0.02mm solid #000000" fo:border-bottom="0.02mm solid #000000"/>
    </style:style>
    <style:style style:name="Finances.A3" style:family="table-cell">
      <style:table-cell-properties fo:padding="0.97mm" fo:border-left="0.02mm solid #000000" fo:border-right="none" fo:border-top="none" fo:border-bottom="0.02mm solid #000000"/>
    </style:style>
    <style:style style:name="Finances.B3" style:family="table-cell" style:data-style-name="N0">
      <style:table-cell-properties fo:padding="0.97mm" fo:border-left="none" fo:border-right="none" fo:border-top="none" fo:border-bottom="0.02mm solid #000000"/>
    </style:style>
    <style:style style:name="Finances.C3" style:family="table-cell" style:data-style-name="N107">
      <style:table-cell-properties fo:padding="0.97mm" fo:border-left="none" fo:border-right="0.02mm solid #000000" fo:border-top="none" fo:border-bottom="0.02mm solid #000000"/>
    </style:style>
    <style:style style:name="Finances.B4" style:family="table-cell">
      <style:table-cell-properties fo:padding="0.97mm" fo:border-left="none" fo:border-right="none" fo:border-top="none" fo:border-bottom="0.02mm solid #000000"/>
    </style:style>
    <style:style style:name="Finances.C4" style:family="table-cell" style:data-style-name="N109">
      <style:table-cell-properties fo:padding="0.97mm" fo:border-left="none" fo:border-right="0.02mm solid #000000" fo:border-top="none" fo:border-bottom="0.02mm solid #000000"/>
    </style:style>
    <style:style style:name="Finances.B5" style:family="table-cell" style:data-style-name="N109">
      <style:table-cell-properties fo:padding="0.97mm" fo:border="none"/>
    </style:style>
    <style:style style:name="Finances.C5" style:family="table-cell" style:data-style-name="N107">
      <style:table-cell-properties fo:padding="0.97mm" fo:border="none"/>
    </style:style>
    <style:style style:name="Finances.B8" style:family="table-cell">
      <style:table-cell-properties fo:padding="0.97mm" fo:border-left="none" fo:border-right="none" fo:border-top="0.02mm solid #000000" fo:border-bottom="0.02mm solid #000000"/>
    </style:style>
    <style:style style:name="Finances.B11" style:family="table-cell" style:data-style-name="N109">
      <style:table-cell-properties fo:padding="0.97mm" fo:border-left="none" fo:border-right="none" fo:border-top="none" fo:border-bottom="0.02mm solid #000000"/>
    </style:style>
    <style:style style:name="Finances.C11" style:family="table-cell" style:data-style-name="N107">
      <style:table-cell-properties fo:padding="0.97mm" fo:border-left="none" fo:border-right="none" fo:border-top="none" fo:border-bottom="0.02mm solid #000000"/>
    </style:style>
    <style:style style:name="P1" style:family="paragraph" style:parent-style-name="Standard">
      <style:text-properties style:font-name="Arial"/>
    </style:style>
    <style:style style:name="P2" style:family="paragraph" style:parent-style-name="Standard">
      <style:text-properties style:font-name="Arial" style:text-underline-style="solid" style:text-underline-width="auto" style:text-underline-color="font-color"/>
    </style:style>
    <style:style style:name="P3" style:family="paragraph" style:parent-style-name="Footer">
      <style:paragraph-properties fo:text-align="center" style:justify-single-word="false"/>
      <style:text-properties style:font-name="Arial"/>
    </style:style>
    <style:style style:name="P4" style:family="paragraph" style:parent-style-name="Table_20_Contents">
      <style:text-properties style:font-name="Arial"/>
    </style:style>
    <style:style style:name="P5" style:family="paragraph" style:parent-style-name="Table_20_Contents">
      <style:paragraph-properties fo:text-align="center" style:justify-single-word="false"/>
      <style:text-properties style:font-name="Arial"/>
    </style:style>
    <style:style style:name="P6" style:family="paragraph" style:parent-style-name="Table_20_Contents">
      <style:paragraph-properties fo:text-align="end" style:justify-single-word="false"/>
      <style:text-properties style:font-name="Arial"/>
    </style:style>
    <style:style style:name="P7" style:family="paragraph" style:parent-style-name="Table_20_Contents">
      <style:text-properties style:font-name="Arial" fo:font-weight="bold" style:font-weight-asian="bold" style:font-weight-complex="bold"/>
    </style:style>
    <style:style style:name="P8" style:family="paragraph" style:parent-style-name="Table_20_Contents">
      <style:paragraph-properties fo:text-align="end" style:justify-single-word="false"/>
      <style:text-properties style:font-name="Arial" fo:font-weight="bold" style:font-weight-asian="bold" style:font-weight-complex="bold"/>
    </style:style>
    <style:style style:name="P9" style:family="paragraph" style:parent-style-name="Table_20_Contents">
      <style:text-properties style:font-name="Arial" style:text-underline-style="solid" style:text-underline-width="auto" style:text-underline-color="font-color"/>
    </style:style>
    <style:style style:name="P10" style:family="paragraph" style:parent-style-name="Table_20_Contents">
      <style:text-properties style:font-name="Arial" style:text-underline-style="none"/>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USD</number:currency-symbol>
    </number:currency-style>
    <number:currency-style style:name="N109">
      <style:text-properties fo:color="#ff0000"/>
      <number:text>-</number:text>
      <number:number number:decimal-places="2" number:min-integer-digits="1" number:grouping="true"/>
      <number:text> </number:text>
      <number:currency-symbol>USD</number:currency-symbol>
      <style:map style:condition="value()&gt;=0" style:apply-style-name="N109P0"/>
    </number:currency-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Since this was the first year where the project tried to fund the project's expenses, it is time for a financial annual report, to make the financial status of the project publicly transparent to everybody. In summer we decided to provide a way for one-time donations and periodical donations, the latter often referred as „subscription“, based on Paypal. At the same time we integrated advertisements from Google into the website and forum, where the project earns by users' clicks.</text:p>
      <text:p text:style-name="P1"/>
      <table:table table:name="Finances" table:style-name="Finances">
        <table:table-column table:style-name="Finances.A"/>
        <table:table-column table:style-name="Finances.B"/>
        <table:table-column table:style-name="Finances.C"/>
        <table:table-row>
          <table:table-cell table:style-name="Finances.A1" office:value-type="string">
            <text:p text:style-name="P2">Income:</text:p>
          </table:table-cell>
          <table:table-cell table:style-name="Finances.A1" office:value-type="string">
            <text:p text:style-name="P4"/>
          </table:table-cell>
          <table:table-cell table:style-name="Finances.A1" office:value-type="string">
            <text:p text:style-name="P4"/>
          </table:table-cell>
        </table:table-row>
        <table:table-row>
          <table:table-cell table:style-name="Finances.A2" office:value-type="string">
            <text:p text:style-name="P4">Subscribers:</text:p>
          </table:table-cell>
          <table:table-cell table:style-name="Finances.B2" office:value-type="float" office:value="0">
            <text:p text:style-name="P5">0</text:p>
          </table:table-cell>
          <table:table-cell table:style-name="Finances.C2" office:value-type="currency" office:currency="EUR" office:value="0">
            <text:p text:style-name="P4">0,00 €</text:p>
          </table:table-cell>
        </table:table-row>
        <table:table-row>
          <table:table-cell table:style-name="Finances.A3" office:value-type="string">
            <text:p text:style-name="P4">Donations:</text:p>
          </table:table-cell>
          <table:table-cell table:style-name="Finances.B3" office:value-type="float" office:value="1">
            <text:p text:style-name="P5">1</text:p>
          </table:table-cell>
          <table:table-cell table:style-name="Finances.C3" office:value-type="currency" office:currency="EUR" office:value="2">
            <text:p text:style-name="P4">2,00 €</text:p>
          </table:table-cell>
        </table:table-row>
        <table:table-row>
          <table:table-cell table:style-name="Finances.A3" office:value-type="string">
            <text:p text:style-name="P1">Google-Ads:</text:p>
          </table:table-cell>
          <table:table-cell table:style-name="Finances.B4" office:value-type="string">
            <text:p text:style-name="P4"/>
          </table:table-cell>
          <table:table-cell table:style-name="Finances.C4" office:value-type="currency" office:currency="USD" office:value="47.06">
            <text:p text:style-name="P4">47,06 USD</text:p>
          </table:table-cell>
        </table:table-row>
        <table:table-row>
          <table:table-cell table:style-name="Finances.A1" office:value-type="string">
            <text:p text:style-name="P6">Total:</text:p>
          </table:table-cell>
          <table:table-cell table:style-name="Finances.B5" table:formula="ooow:&lt;C4&gt;" office:value-type="currency" office:currency="USD" office:value="47.06">
            <text:p text:style-name="P8">47,06 USD</text:p>
          </table:table-cell>
          <table:table-cell table:style-name="Finances.C5" table:formula="ooow:&lt;C2:C3&gt;" office:value-type="currency" office:currency="EUR" office:value="2">
            <text:p text:style-name="P7">2,00 €</text:p>
          </table:table-cell>
        </table:table-row>
        <table:table-row>
          <table:table-cell table:style-name="Finances.A1" office:value-type="string">
            <text:p text:style-name="P4"/>
          </table:table-cell>
          <table:table-cell table:style-name="Finances.A1" office:value-type="string">
            <text:p text:style-name="P4"/>
          </table:table-cell>
          <table:table-cell table:style-name="Finances.A1" office:value-type="string">
            <text:p text:style-name="P4"/>
          </table:table-cell>
        </table:table-row>
        <table:table-row>
          <table:table-cell table:style-name="Finances.A1" office:value-type="string">
            <text:p text:style-name="P9">Expenses:</text:p>
          </table:table-cell>
          <table:table-cell table:style-name="Finances.A1" office:value-type="string">
            <text:p text:style-name="P4"/>
          </table:table-cell>
          <table:table-cell table:style-name="Finances.A1" office:value-type="string">
            <text:p text:style-name="P4"/>
          </table:table-cell>
        </table:table-row>
        <table:table-row>
          <table:table-cell table:style-name="Finances.A2" office:value-type="string">
            <text:p text:style-name="P4">-</text:p>
          </table:table-cell>
          <table:table-cell table:style-name="Finances.B8" office:value-type="string">
            <text:p text:style-name="P4"/>
          </table:table-cell>
          <table:table-cell table:style-name="Finances.C2" office:value-type="currency" office:currency="EUR" office:value="0">
            <text:p text:style-name="P4">0,00 €</text:p>
          </table:table-cell>
        </table:table-row>
        <table:table-row>
          <table:table-cell table:style-name="Finances.A1" office:value-type="string">
            <text:p text:style-name="P6">Total:</text:p>
          </table:table-cell>
          <table:table-cell table:style-name="Finances.B5" office:value-type="currency" office:currency="USD" office:value="0">
            <text:p text:style-name="P8">0,00 USD</text:p>
          </table:table-cell>
          <table:table-cell table:style-name="Finances.C5" office:value-type="currency" office:currency="EUR" office:value="0">
            <text:p text:style-name="P7">0,00 €</text:p>
          </table:table-cell>
        </table:table-row>
        <table:table-row>
          <table:table-cell table:style-name="Finances.A1" office:value-type="string">
            <text:p text:style-name="P4"/>
          </table:table-cell>
          <table:table-cell table:style-name="Finances.A1" office:value-type="string">
            <text:p text:style-name="P4"/>
          </table:table-cell>
          <table:table-cell table:style-name="Finances.A1" office:value-type="string">
            <text:p text:style-name="P4"/>
          </table:table-cell>
        </table:table-row>
        <table:table-row>
          <table:table-cell table:style-name="Finances.B4" office:value-type="string">
            <text:p text:style-name="P10">Balance:</text:p>
          </table:table-cell>
          <table:table-cell table:style-name="Finances.B11" table:formula="ooow:&lt;B5&gt;-&lt;B9&gt;" office:value-type="currency" office:currency="USD" office:value="47.06">
            <text:p text:style-name="P7">47,06 USD</text:p>
          </table:table-cell>
          <table:table-cell table:style-name="Finances.C11" table:formula="ooow:&lt;C5&gt;-&lt;C9&gt;" office:value-type="currency" office:currency="EUR" office:value="2">
            <text:p text:style-name="P7">2,00 €</text:p>
          </table:table-cell>
        </table:table-row>
      </table:table>
      <text:p text:style-name="P1"/>
      <text:p text:style-name="P1">The income by Google Ads is kept in USD on our Google account, whereas the income of donations and subscriptions is kept in Eur on our Paypal account unless it is actually used to compensate expenses. At that point fees and taxes might also needed to be applied, so the actual available amount of money is a bit less than reflected by above's balance.</text:p>
      <text:p text:style-name="P1"/>
      <text:p text:style-name="P1">As you can see we are currently far away from the financial ground of other projects. The current balance is insufficient to compensate any expenses that project has, so it was not used at all yet, and of course we are far away from being able to finance one fulltime developer. Our goal to finance hardware or software licenses for development purposes or <text:s/>the first meeting of developers could also not be met.</text:p>
      <text:p text:style-name="P1"/>
      <text:p text:style-name="P1">Thanks to the only donator, Andre Veloso Junqueira from Brazil, and the whole LinuxSampler team, and let's hope we can improve the situation a bit in 2010 and bring this project more forward!</text:p>
      <text:p text:style-name="P1"/>
      <text:p text:style-name="P1">Happy new year!</text:p>
      <text:p text:style-name="P1"/>
      <text:p text:style-name="P1">Christian Schoenebe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de" fo:country="DE"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Table2" style:family="table">
      <style:table-properties style:width="169.99mm" table:align="margins"/>
    </style:style>
    <style:style style:name="Table2.A" style:family="table-column">
      <style:table-column-properties style:column-width="15.35mm" style:rel-column-width="5916*"/>
    </style:style>
    <style:style style:name="Table2.B" style:family="table-column">
      <style:table-column-properties style:column-width="154.64mm" style:rel-column-width="59619*"/>
    </style:style>
    <style:style style:name="MP1" style:family="paragraph" style:parent-style-name="Standard">
      <style:text-properties style:font-name="Arial"/>
    </style:style>
    <style:style style:name="MP2" style:family="paragraph" style:parent-style-name="Footer">
      <style:paragraph-properties fo:text-align="center" style:justify-single-word="false"/>
      <style:text-properties style:font-name="Arial"/>
    </style:style>
    <style:style style:name="MT1" style:family="text">
      <style:text-properties fo:font-weight="bold" style:font-weight-asian="bold" style:font-weight-complex="bold"/>
    </style:style>
    <style:style style:name="M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office:value-type="string">
              <text:p text:style-name="Table_20_Contents"><draw:frame draw:style-name="Mfr1" draw:name="graphics2" text:anchor-type="paragraph" svg:width="11.06mm" svg:height="9.58mm" draw:z-index="0"><draw:image xlink:href="Pictures/100002010000003C00000034197F1157.png" xlink:type="simple" xlink:show="embed" xlink:actuate="onLoad"/></draw:frame></text:p>
            </table:table-cell>
            <table:table-cell office:value-type="string">
              <text:p text:style-name="MP1"><text:s/>The LinuxSampler Project</text:p>
              <text:p text:style-name="MP1"><text:s/><text:span text:style-name="MT1">Annual Report 2009</text:span></text:p>
            </table:table-cell>
          </table:table-row>
        </table:table>
        <text:p text:style-name="Header"/>
      </style:header>
      <style:footer>
        <text:p text:style-name="MP2">http://www.linuxsampler.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7T14:40:44</meta:creation-date>
    <dc:date>2010-01-07T21:45:39</dc:date>
    <meta:editing-duration>PT00H59M03S</meta:editing-duration>
    <meta:editing-cycles>8</meta:editing-cycles>
    <meta:generator>OpenOffice.org/3.1$Unix OpenOffice.org_project/310m19$Build-9420</meta:generator>
    <meta:document-statistic meta:table-count="2" meta:image-count="1" meta:object-count="0" meta:page-count="1" meta:paragraph-count="30" meta:word-count="293" meta:character-count="1687"/>
  </office:meta>
</office:document-meta>
</file>